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132bda" officeooo:paragraph-rsid="00132bda"/>
    </style:style>
    <style:style style:name="P2" style:family="paragraph" style:parent-style-name="Text_20_body">
      <style:text-properties officeooo:rsid="003324dc" officeooo:paragraph-rsid="003324dc"/>
    </style:style>
    <style:style style:name="P3" style:family="paragraph" style:parent-style-name="Text_20_body">
      <style:text-properties officeooo:rsid="00342c0f" officeooo:paragraph-rsid="00342c0f"/>
    </style:style>
    <style:style style:name="P4" style:family="paragraph" style:parent-style-name="Text_20_body">
      <style:text-properties officeooo:rsid="00342c0f" officeooo:paragraph-rsid="00359be2"/>
    </style:style>
    <style:style style:name="P5" style:family="paragraph" style:parent-style-name="Text_20_body">
      <style:text-properties officeooo:rsid="00359be2" officeooo:paragraph-rsid="00359be2"/>
    </style:style>
    <style:style style:name="P6" style:family="paragraph" style:parent-style-name="Heading_20_1">
      <style:text-properties officeooo:rsid="003324dc" officeooo:paragraph-rsid="003324dc"/>
    </style:style>
    <style:style style:name="P7" style:family="paragraph" style:parent-style-name="Heading_20_1">
      <style:paragraph-properties fo:break-before="page"/>
      <style:text-properties officeooo:rsid="003324dc" officeooo:paragraph-rsid="003324dc"/>
    </style:style>
    <style:style style:name="T1" style:family="text">
      <style:text-properties officeooo:rsid="00132bda"/>
    </style:style>
    <style:style style:name="T2" style:family="text">
      <style:text-properties officeooo:rsid="003324d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342c0f"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color="#59c5c7"/>
    </style:style>
    <style:style style:name="T10" style:family="text">
      <style:text-properties fo:color="#00a65d"/>
    </style:style>
    <style:style style:name="T11" style:family="text">
      <style:text-properties officeooo:rsid="00359be2"/>
    </style:style>
    <style:style style:name="T12" style:family="text">
      <style:text-properties officeooo:rsid="00363a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Rapport TP<text:span text:style-name="T2">5</text:span></text:p>
      <text:h text:style-name="P7" text:outline-level="1">But :</text:h>
      <text:p text:style-name="P2">L’objectif de ce tp est de recodé le jeu du serpent en utilisant des listes simplement chaînées, de comparer la représentation creuse et dense, la gestion du temps réel avec la librairie <text:span text:style-name="T6">ncurses </text:span><text:span text:style-name="T7">et aussi</text:span><text:span text:style-name="T6"> </text:span><text:span text:style-name="T7">d’utiliser la compilation paramétré par fichier </text:span><text:span text:style-name="T8">Makefile</text:span><text:span text:style-name="T7">.</text:span></text:p>
      <text:h text:style-name="P6" text:outline-level="1">Compilation :</text:h>
      <text:p text:style-name="P2">Pour compiler il suffit de lancer dans le répertoire du projet la commande ‘make’ dans le terminal les règles ‘clean’ et ‘mrproper’ sont présent dans le <text:span text:style-name="T3">Makefile </text:span><text:span text:style-name="T4">ainsi que les règles ‘install’ et ‘uninstall’ </text:span><text:span text:style-name="T5">qui met l’exécutable dans un répertoire binaire ou le supprime.</text:span></text:p>
      <text:p text:style-name="P5"><text:span text:style-name="T5">O</text:span><text:span text:style-name="T4">n exécute le programme avec . /serpent.</text:span></text:p>
      <text:h text:style-name="P6" text:outline-level="1">Description du programme :</text:h>
      <text:p text:style-name="P3">Le programme affiche un menu où l’on peut accéder au jeu à partir de ‘nouvelle partie’ <text:span text:style-name="T11">et</text:span> l<text:span text:style-name="T11">a </text:span>paramétr<text:span text:style-name="T11">er</text:span> dans les options ou quitter le programme.</text:p>
      <text:p text:style-name="P3">Dans les options on peut choisir la largeur et hauteur de la fenêtre, le nombre de pommes dans le quadrillage, la taille du serpent et la vitesse du jeu.</text:p>
      <text:p text:style-name="P3">En jeu le serpent est représenté par son corps et sa tête, qui sont différenciées par respectivement un <text:s/><text:span text:style-name="T9">o</text:span> de couleur cyan et un <text:span text:style-name="T10">o</text:span> de couleur vert.</text:p>
      <text:p text:style-name="P3">Il y a plusieurs pommes différentes dans le quadrillage ; on a les pommes rouges qui sont les pommes dîtes normales qui n’apporte rien de particulier, les pommes bleues dîtes anxiogènes qui accélèrent la vitesse du serpent de 2, les pommes magenta dîtes empoisonnées qui tuent le serpent et enfin les pommes jaunes dîtes dorées qui attribue deux morceau du corps du serpent <text:span text:style-name="T11">supplémentaire.</text:span></text:p>
      <text:p text:style-name="P4">Avec la représentation creuse il est p<text:span text:style-name="T11">lus compliqué de manipuler les données mais elle sont plus légères au niveau de la mémoire car elles sont volatile et n’existe que lors de l’affichage contrairement à la représentation dense où les données sont plus lourds. </text:span></text:p>
      <text:h text:style-name="P6" text:outline-level="1">Conclusion :</text:h>
      <text:p text:style-name="P5">On peut conclure que la représentation <text:span text:style-name="T12">creuse</text:span> est très pratique car elle permet de manipuler des objets potentiellement lourds en mémoire de manière plus subtile, mais l’utilisation de tel procédé<text:span text:style-name="T12">s</text:span> peut réellement rendre des tâches simples plus complexe à concevoir à cause du stockage de données <text:span text:style-name="T12">éphémè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2bda" officeooo:paragraph-rsid="00132bda"/>
    </style:style>
    <style:style style:name="MT1" style:family="text">
      <style:text-properties officeooo:rsid="00132b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mine<text:tab/>Univeristé<text:tab/>Thomas</text:p>
        <text:p text:style-name="MP1">Bourennane<text:tab/>Gustave Eiffel<text:tab/>Berthereau</text:p>
      </style:header>
      <style:footer>
        <text:p text:style-name="Footer"><text:date style:data-style-name="N37" text:date-value="2020-01-21T10:38:02.073945505" text:fixed="true">21/01/20</text:date><text:tab/><text:page-number text:select-page="current">1</text:page-number>/<text:page-count>2</text:page-count><text:tab/><text:span text:style-name="MT1">L2 Informatiqu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0:35:39.670241639</meta:creation-date>
    <dc:date>2020-03-10T10:05:07.779871168</dc:date>
    <meta:editing-duration>PT3H58M39S</meta:editing-duration>
    <meta:editing-cycles>9</meta:editing-cycles>
    <meta:generator>LibreOffice/6.0.7.3$Linux_X86_64 LibreOffice_project/00m0$Build-3</meta:generator>
    <meta:document-statistic meta:table-count="0" meta:image-count="0" meta:object-count="0" meta:page-count="2" meta:paragraph-count="17" meta:word-count="353" meta:character-count="2129" meta:non-whitespace-character-count="1791"/>
  </office:meta>
</office:document-meta>
</file>